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etokantasovellus - Pizzapalvelu</text:h>
      <text:h text:style-name="Heading_20_3" text:outline-level="3">1. Johdanto</text:h>
      <text:list xml:id="list678176684" text:style-name="L2">
        <text:list-item>
          <text:p text:style-name="P1">Tarkoituksena luoda tietokanta pizzapalvelulle. Tietokannan tulisi sisältää tiedot tuotteista. Tuotteisiin kuuluvat pizzojen lisäksi lisämausteet jne. Pizzoja on kahta kokoa: normaali- ja perhepizza. Palveluun kuuluu myös pizzojen tilaus, joten se sisältää myös tiedot asiakkaista ja pitää yllä tilaustietoja.</text:p>
        </text:list-item>
        <text:list-item>
          <text:p text:style-name="P1">Toteutetaan SQL:llä ja web-sovellus php:llä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u </meta:initial-creator>
    <meta:creation-date>2013-01-21T20:43:27</meta:creation-date>
    <dc:date>2013-01-21T21:57:46</dc:date>
    <dc:creator>Krisu </dc:creator>
    <meta:editing-duration>PT12M38S</meta:editing-duration>
    <meta:editing-cycles>1</meta:editing-cycles>
    <meta:document-statistic meta:table-count="0" meta:image-count="0" meta:object-count="0" meta:page-count="1" meta:paragraph-count="4" meta:word-count="49" meta:character-count="398" meta:non-whitespace-character-count="355"/>
    <meta:generator>LibreOffice/3.5$Linux_X86_64 LibreOffice_project/350m1$Build-2</meta:generator>
  </office:meta>
</office:document-meta>
</file>